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D00000021C245F1D74C18622A7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3.86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9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7.9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5.5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6.49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6.38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533cm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1.27cm" fo:margin-right="0cm" fo:text-align="justify" fo:text-indent="-0.635cm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justify"/>
    </style:style>
    <style:style style:name="T1" style:family="text">
      <style:text-properties fo:color="#800000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style:use-window-font-color="true" fo:font-size="22pt" fo:font-weight="normal" style:font-size-asian="22pt" style:font-weight-asian="normal" style:font-size-complex="22pt" style:font-weight-complex="normal"/>
    </style:style>
    <style:style style:name="T4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5" style:family="text"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T6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7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800000"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0pt" fo:language="es" fo:country="VE" style:font-size-asian="20pt" style:font-size-complex="20pt"/>
    </style:style>
    <style:style style:name="T19" style:family="text">
      <style:text-properties fo:color="#800000"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3" draw:layer="layout" svg:width="23.2cm" svg:height="16.277cm" svg:x="1.6cm" svg:y="3cm">
          <draw:text-box>
            <text:p text:style-name="P1"><text:span text:style-name="T1">YA ESTÁ ACTIVO EL SISTEMA RNCP</text:span></text:p>
            <text:p text:style-name="P1"><text:span text:style-name="T2"/></text:p>
            <text:p text:style-name="P1"><text:span text:style-name="T2"/></text:p>
            <text:p text:style-name="P1"><text:span text:style-name="T3">Cumplimos con el deber de informar a todas las entidades de trabajo públicas y privadas del país, que nuestro sistema RNCP ya se encuentra activo y sin ninguna novedad.</text:span></text:p>
            <text:p text:style-name="P1"><text:span text:style-name="T3"/></text:p>
            <text:p text:style-name="P1"><text:span text:style-name="T3">Reiteramos nuestras disculpas por las molestias causadas y les recordamos que desde el 14 y hasta el 18 de enero se considerarán días inhábiles para aquellas entidades de trabajo que se encontraban en plazo para efectuar el registro o actualización de datos, de conformidad con lo establecido en el artículo 10 del Código Orgánico Tributario.</text:span></text:p>
            <text:p text:style-name="P1"><text:span text:style-name="T4"/></text:p>
            <text:p text:style-name="P1"><text:span text:style-name="T5">Wianney Gelvez</text:span></text:p>
            <text:p text:style-name="P1"><text:span text:style-name="T5">Gerente General de Tributos </text:span></text:p>
            <text:p text:style-name="P1"><text:span text:style-name="T6">Según Orden Administrativa N.º 2012- 121337 </text:span></text:p>
            <text:p text:style-name="P1"><text:span text:style-name="T6">publicada en la Gaceta Oficial de la República Bolivariana de Venezuela </text:span></text:p>
            <text:p text:style-name="P1"><text:span text:style-name="T6">Nº 40.084 de fecha 7-01-2013</text:span></text:p>
            <text:p text:style-name="P2"><text:span text:style-name="T7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3" draw:text-style-name="P5" draw:layer="layout" svg:width="23.2cm" svg:height="12.233cm" svg:x="2.2cm" svg:y="4.4cm">
          <draw:text-box>
            <text:p text:style-name="P1"><text:span text:style-name="T8">AYUDA MEMORIA </text:span></text:p>
            <text:p text:style-name="P1"><text:span text:style-name="T9"/></text:p>
            <text:p text:style-name="P1"><text:span text:style-name="T10">Gira de medios Inces </text:span></text:p>
            <text:p text:style-name="P1"><text:span text:style-name="T10">Febrero 2021</text:span></text:p>
            <text:p text:style-name="P1"><text:span text:style-name="T9"/></text:p>
            <text:p text:style-name="P1"><text:span text:style-name="T9">Proyecto: </text:span></text:p>
            <text:p text:style-name="P1"><text:span text:style-name="T8">La formación técnica profesional como política públic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4" draw:text-style-name="P8" draw:layer="layout" svg:width="23.8cm" svg:height="18.205cm" svg:x="1.5cm" svg:y="2.767cm">
          <draw:text-box>
            <text:p text:style-name="P2"><text:span text:style-name="T11">Puntos a desarrollar en las entrevistas:</text:span></text:p>
            <text:p text:style-name="P2"/>
            <text:p text:style-name="P7"><text:span text:style-name="T12">La Formación Técnica Profesional es el proceso que vincula los aspecto del saber y el conocimiento que se originan a partir del hacer y la práctica de diversas ocupaciones, con la economía productiva, el proceso social del trabajo y las necesidades formativas reales de la región.</text:span></text:p>
            <text:p text:style-name="P2"/>
            <text:p text:style-name="P7"><text:span text:style-name="T12">La guerra económica, el bloqueo económico y financiero y la pandemia han demostrado la necesidad que tienen las naciones de contar con ciudadanos con habilidades técnicas, no solo para el emprendimiento, sino también para cubrir la demanda laboral <text:s/>en distintos sectores de la economía nacional.</text:span></text:p>
            <text:p text:style-name="P2"/>
            <text:p text:style-name="P7"><text:span text:style-name="T12">La tarea no es solo del Inces. Es una acción conjunta que debe involucrar a otros entes públicos tales como: Ministerios del Trabajo y de Educación, Viceministerio del Sistema de Formación Comunal y Movimientos Sociales, Escuelas Técnicas, Escuelas de Artes y Oficios; Ministerios de Educación Superior, Agricultura y Ciencia y Tecnología, y Ministerio de la Defensa, amén de todo el sector privado.</text:span></text:p>
            <text:p text:style-name="P2"/>
            <text:p text:style-name="P7"><text:span text:style-name="T1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5" draw:text-style-name="P8" draw:layer="layout" svg:width="23.8cm" svg:height="15.763cm" svg:x="1.2cm" svg:y="3.2cm">
          <draw:text-box>
            <text:p text:style-name="P2"><text:span text:style-name="T13">Puntos a desarrollar en las entrevistas:</text:span></text:p>
            <text:p text:style-name="P2"/>
            <text:p text:style-name="P7"><text:span text:style-name="T12">La necesidad de crear un sistema de Formación Técnica Profesional se detectó durante el congreso organizado por el Inces en su 61 aniversario: “Pedagogía con Conciencia Productiva”, donde iniciamos el debate relacionado con la urgente necesidad de crear un sistema educativo de formación técnica profesional en todos los nivel del currículo educativo.</text:span></text:p>
            <text:p text:style-name="P2"/>
            <text:p text:style-name="P7"><text:span text:style-name="T12">Para poder levantar la propuesta, el Inces se ha dado a la tarea de conocer e intercambiar experiencias con otros países (Nicaragua, Túnez, Trinidad y Tobago, Mozambique, Ecuador..). También se ha buscado el apoyo de organismos multilaterales como la ONU y la Unesco, quienes han mostrado toda su disposición para crear un sistema nacional de formación técnica profesional en Venezuela.</text:span></text:p>
            <text:p text:style-name="P2"/>
            <text:p text:style-name="P7"><text:span text:style-name="T12">Se espera poder incorporar la formación profesional en la educación regular, desde la etapa inicial hasta los estudios universitarios; siempre enseñando oficios pertinentes que respondan a la necesidad de cada región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6" draw:text-style-name="P9" draw:layer="layout" svg:width="25cm" svg:height="16.743cm" svg:x="1cm" svg:y="2.5cm">
          <draw:text-box>
            <text:p text:style-name="P2"><text:span text:style-name="T14">¿CÓMO?</text:span></text:p>
            <text:p text:style-name="P2"><text:span text:style-name="T15"/></text:p>
            <text:p text:style-name="P7"><text:span text:style-name="T16">Ya se comenzó a trabajar en mesas de trabajo para diseñar el plan, metodología y proyecto que permita que la formación técnica sea una política pública.</text:span></text:p>
            <text:p text:style-name="P7"><text:span text:style-name="T16"/></text:p>
            <text:p text:style-name="P7"><text:span text:style-name="T16">Elaboración y actualización de un catálogo de ocupaciones productivas que permita al Inces adecuar su currículo a las necesidades laborales de la nación.</text:span></text:p>
            <text:p text:style-name="P7"><text:span text:style-name="T16"/></text:p>
            <text:p text:style-name="P7"><text:span text:style-name="T16">Se está trabajando en un catálogo de cursos actualizado que responda a las necesidades de las entidades de trabajo.</text:span></text:p>
            <text:p text:style-name="P7"><text:span text:style-name="T16"/></text:p>
            <text:p text:style-name="P7"><text:span text:style-name="T16">Se espera comenzar a construir un proyecto de ley que respalde la propuesta para que sea debatido y aprobado en la Asamblea Nacional.</text:span></text:p>
            <text:p text:style-name="P7"><text:span text:style-name="T16"/></text:p>
            <text:p text:style-name="P7"><text:span text:style-name="T16">El trabajo debe ser mancomunado. Todos los entes involucrados deben aliarse y presentarse como un colectivo único de trabajo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6" draw:text-style-name="P9" draw:layer="layout" svg:width="25cm" svg:height="16.743cm" svg:x="1cm" svg:y="2.5cm">
          <draw:text-box>
            <text:p text:style-name="P2"><text:span text:style-name="T14">¿CÓMO?</text:span></text:p>
            <text:p text:style-name="P2"><text:span text:style-name="T15"/></text:p>
            <text:p text:style-name="P7"><text:span text:style-name="T16">Ya se comenzó a trabajar en mesas de trabajo para diseñar el plan, metodología y proyecto que permita que la formación técnica sea una política pública.</text:span></text:p>
            <text:p text:style-name="P7"><text:span text:style-name="T16"/></text:p>
            <text:p text:style-name="P7"><text:span text:style-name="T16">Elaboración y actualización de un catálogo de ocupaciones productivas que permita al Inces adecuar su currículo a las necesidades laborales de la nación.</text:span></text:p>
            <text:p text:style-name="P7"><text:span text:style-name="T16"/></text:p>
            <text:p text:style-name="P7"><text:span text:style-name="T16">Se está trabajando en un catálogo de cursos actualizado que responda a las necesidades de las entidades de trabajo.</text:span></text:p>
            <text:p text:style-name="P7"><text:span text:style-name="T16"/></text:p>
            <text:p text:style-name="P7"><text:span text:style-name="T16">Se espera comenzar a construir un proyecto de ley que respalde la propuesta para que sea debatido y aprobado en la Asamblea Nacional.</text:span></text:p>
            <text:p text:style-name="P7"><text:span text:style-name="T16"/></text:p>
            <text:p text:style-name="P7"><text:span text:style-name="T16">El trabajo debe ser mancomunado. Todos los entes involucrados deben aliarse y presentarse como un colectivo único de trabajo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7" draw:text-style-name="P9" draw:layer="layout" svg:width="25.4cm" svg:height="16.636cm" svg:x="0.8cm" svg:y="3.2cm">
          <draw:text-box>
            <text:p text:style-name="P2"><text:span text:style-name="T11">PREGUNTAS GENERADORAS</text:span></text:p>
            <text:p text:style-name="P2"><text:span text:style-name="T17"/></text:p>
            <text:p text:style-name="P2"><text:span text:style-name="T12">¿Qué significa convertir la formación técnica profesional en una política pública?</text:span></text:p>
            <text:p text:style-name="P2"/>
            <text:p text:style-name="P2"><text:span text:style-name="T12">¿Cuáles son los entes </text:span><text:span text:style-name="T18">públicos y privados que deben estar </text:span><text:span text:style-name="T12">involucrados en este proyecto?</text:span></text:p>
            <text:p text:style-name="P2"/>
            <text:p text:style-name="P2"><text:span text:style-name="T12">¿La educación regular (básica, bachillerato y universitario) forman parte del público que recibiría formación técnica?</text:span></text:p>
            <text:p text:style-name="P2"/>
            <text:p text:style-name="P2"><text:span text:style-name="T12">¿Cuál podría ser un ejemplo de formación pertinente?</text:span></text:p>
            <text:p text:style-name="P2"/>
            <text:p text:style-name="P2"><text:span text:style-name="T12">¿Cómo contribuye esta política con el impulso de la economía nacional?</text:span></text:p>
            <text:p text:style-name="P2"/>
            <text:p text:style-name="P2"><text:span text:style-name="T12">¿Convertir a la formación profesional en una política pública nos ayudaría a alejarnos del rentismo petrolero?</text:span></text:p>
            <text:p text:style-name="P2"/>
            <text:p text:style-name="P2"><text:span text:style-name="T12">¿Con cuales actores/organizaciones regionales considera deben trabajar en pro de la propuesta de la Formación Técnica Profesional como política pública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draw:style-name="gr8" draw:text-style-name="P8" draw:layer="layout" svg:width="24.8cm" svg:height="6.783cm" svg:x="0.8cm" svg:y="3cm">
          <draw:text-box>
            <text:p text:style-name="P2"><text:span text:style-name="T19">Temas secundarios</text:span></text:p>
            <text:p text:style-name="P2"/>
            <text:p text:style-name="P2"><text:span text:style-name="T20">- Transformación digital del Inces: Aula Virtual</text:span></text:p>
            <text:p text:style-name="P2"><text:span text:style-name="T20">- Inces Productivo</text:span></text:p>
            <text:p text:style-name="P2"><text:span text:style-name="T20">- Avances y logros gestión 2021: Plan Fuerza Tarea Dr. José Gregorio Hernández, Brigadas Hidrícas (estados priorizados), entre otros de carácter local. <text:s/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WW_5f_CharLFO1LVL9" style:display-name="WW_CharLFO1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8" style:display-name="WW_CharLFO1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7" style:display-name="WW_CharLFO1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6" style:display-name="WW_CharLFO1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5" style:display-name="WW_CharLFO1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4" style:display-name="WW_CharLFO1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3" style:display-name="WW_CharLFO1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2" style:display-name="WW_CharLFO1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1" style:display-name="WW_CharLFO1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uente_20_de_20_párrafo_20_predeter." style:display-name="Fuente de párrafo predeter." style:family="graphic">
      <style:paragraph-properties style:text-autospace="none"/>
    </style:style>
    <style:style style:name="Índice" style:family="graphic">
      <style:paragraph-properties style:text-autospace="none"/>
    </style:style>
    <style:style style:name="Descripción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</style:style>
    <style:style style:name="LO-Normal" style:family="graphic">
      <style:paragraph-properties style:text-autospace="none"/>
      <style:text-properties style:use-window-font-color="true" fo:language="es" fo:country="E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name="Imagen 10" draw:style-name="Mgr3" draw:text-style-name="MP7" draw:layer="backgroundobjects" svg:width="28cm" svg:height="20.849cm" svg:x="0cm" svg:y="0.051cm">
        <draw:image xlink:href="Pictures/10000000000002D00000021C245F1D74C18622A7.png" xlink:type="simple" xlink:show="embed" xlink:actuate="onLoad" loext:mime-type="image/png">
          <text:p/>
        </draw:image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7T15:40:39.814773172</meta:creation-date>
    <dc:date>2022-01-20T10:02:07.831713921</dc:date>
    <meta:editing-duration>PT3H40M33S</meta:editing-duration>
    <meta:editing-cycles>5</meta:editing-cycles>
    <meta:generator>LibreOffice/6.2.8.2$Linux_x86 LibreOffice_project/f82ddfca21ebc1e222a662a32b25c0c9d20169ee</meta:generator>
    <meta:document-statistic meta:object-count="46"/>
  </office:meta>
</office:document-meta>
</file>